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Default"/>
        <table:table-column table:style-name="co4" table:number-columns-repeated="58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Vendor/Link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Raspberry Pi Zero W</text:p>
          </table:table-cell>
          <table:table-cell office:value-type="string" calcext:value-type="string">
            <text:p>Single board computer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D2]*[.C2]" office:value-type="currency" office:currency="USD" office:value="20" calcext:value-type="currency">
            <text:p>$20.00</text:p>
          </table:table-cell>
          <table:table-cell office:value-type="string" calcext:value-type="string">
            <text:p>MicroCent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SD Micro Card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6" calcext:value-type="currency">
            <text:p>$6.00</text:p>
          </table:table-cell>
          <table:table-cell table:style-name="ce4" table:formula="of:=[.D3]*[.C3]" office:value-type="currency" office:currency="USD" office:value="12" calcext:value-type="currency">
            <text:p>$12.00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Aclorol 5V, 6A power supply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3.69" calcext:value-type="currency">
            <text:p>$13.69</text:p>
          </table:table-cell>
          <table:table-cell table:style-name="ce4" table:formula="of:=[.D4]*[.C4]" office:value-type="currency" office:currency="USD" office:value="13.69" calcext:value-type="currency">
            <text:p>$13.69</text:p>
          </table:table-cell>
          <table:table-cell office:value-type="string" calcext:value-type="string">
            <text:p><text:a xlink:href="https://www.amazon.com/gp/product/B07QH3PL1Z/ref=ppx_yo_dt_b_search_asin_title?ie=UTF8&amp;psc=1" xlink:type="simple">Amazon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arrel jack cable pigtails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9.09" calcext:value-type="currency">
            <text:p>$9.09</text:p>
          </table:table-cell>
          <table:table-cell table:style-name="ce4" table:formula="of:=[.D5]*[.C5]" office:value-type="currency" office:currency="USD" office:value="9.09" calcext:value-type="currency">
            <text:p>$9.09</text:p>
          </table:table-cell>
          <table:table-cell office:value-type="string" calcext:value-type="string">
            <text:p><text:a xlink:href="https://www.amazon.com/gp/product/B07C7VSRBG/ref=ppx_yo_dt_b_search_asin_title?ie=UTF8&amp;psc=1" xlink:type="simple">Amazon</text:a></text:p>
          </table:table-cell>
          <table:table-cell table:number-columns-repeated="58"/>
        </table:table-row>
        <table:table-row table:style-name="ro1">
          <table:table-cell table:style-name="ce2" office:value-type="float" office:value="3211" calcext:value-type="float">
            <text:p>3211</text:p>
          </table:table-cell>
          <table:table-cell office:value-type="string" calcext:value-type="string">
            <text:p>Raspberry Pi rgbmatrix bonnet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4.95" calcext:value-type="currency">
            <text:p>$14.95</text:p>
          </table:table-cell>
          <table:table-cell table:style-name="ce4" table:formula="of:=[.D6]*[.C6]" office:value-type="currency" office:currency="USD" office:value="14.95" calcext:value-type="currency">
            <text:p>$14.95</text:p>
          </table:table-cell>
          <table:table-cell office:value-type="string" calcext:value-type="string">
            <text:p><text:a xlink:href="https://www.adafruit.com/product/3211" xlink:type="simple">Adafruit</text:a></text:p>
          </table:table-cell>
          <table:table-cell table:number-columns-repeated="58"/>
        </table:table-row>
        <table:table-row table:style-name="ro1">
          <table:table-cell table:style-name="ce2" office:value-type="float" office:value="114992002" calcext:value-type="float">
            <text:p>114992002</text:p>
          </table:table-cell>
          <table:table-cell office:value-type="string" calcext:value-type="string">
            <text:p>Mini USB microphone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5" calcext:value-type="currency">
            <text:p>$5.00</text:p>
          </table:table-cell>
          <table:table-cell table:style-name="ce4" table:formula="of:=[.D7]*[.C7]" office:value-type="currency" office:currency="USD" office:value="5" calcext:value-type="currency">
            <text:p>$5.00</text:p>
          </table:table-cell>
          <table:table-cell office:value-type="string" calcext:value-type="string">
            <text:p>Digike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AZERONE 64x32 LED Matrix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1.99" calcext:value-type="currency">
            <text:p>$31.99</text:p>
          </table:table-cell>
          <table:table-cell table:style-name="ce4" table:formula="of:=[.D8]*[.C8]" office:value-type="currency" office:currency="USD" office:value="31.99" calcext:value-type="currency">
            <text:p>$31.99</text:p>
          </table:table-cell>
          <table:table-cell office:value-type="string" calcext:value-type="string">
            <text:p><text:a xlink:href="https://www.amazon.com/gp/product/B07F2JW8D3/ref=ppx_yo_dt_b_search_asin_title?ie=UTF8&amp;psc=1" xlink:type="simple">Amazon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Magnet board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7.99" calcext:value-type="currency">
            <text:p>$7.99</text:p>
          </table:table-cell>
          <table:table-cell table:style-name="ce4" table:formula="of:=[.D9]*[.C9]" office:value-type="currency" office:currency="USD" office:value="7.99" calcext:value-type="currency">
            <text:p>$7.99</text:p>
          </table:table-cell>
          <table:table-cell office:value-type="string" calcext:value-type="string">
            <text:p><text:a xlink:href="https://www.amazon.com/dp/B081S5WTQT/?coliid=I1SKENTM1BOD7L&amp;colid=1ACIIMARCVKGN&amp;psc=1&amp;ref_=lv_ov_lig_dp_it" xlink:type="simple">Amazon</text:a></text:p>
          </table:table-cell>
          <table:table-cell table:number-columns-repeated="58"/>
        </table:table-row>
        <table:table-row table:style-name="ro1">
          <table:table-cell table:style-name="ce2" office:value-type="float" office:value="1314" calcext:value-type="float">
            <text:p>1314</text:p>
          </table:table-cell>
          <table:table-cell office:value-type="string" calcext:value-type="string">
            <text:p>3”, 4 ohm, 3W speaker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1.95" calcext:value-type="currency">
            <text:p>$1.95</text:p>
          </table:table-cell>
          <table:table-cell table:style-name="ce4" table:formula="of:=[.D10]*[.C10]" office:value-type="currency" office:currency="USD" office:value="3.9" calcext:value-type="currency">
            <text:p>$3.90</text:p>
          </table:table-cell>
          <table:table-cell office:value-type="string" calcext:value-type="string">
            <text:p><text:a xlink:href="https://www.adafruit.com/product/1314" xlink:type="simple">Adafruit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Atomic Market 3” Speaker Grills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7.99" calcext:value-type="currency">
            <text:p>$7.99</text:p>
          </table:table-cell>
          <table:table-cell table:style-name="ce4" table:formula="of:=[.D11]*[.C11]" office:value-type="currency" office:currency="USD" office:value="7.99" calcext:value-type="currency">
            <text:p>$7.99</text:p>
          </table:table-cell>
          <table:table-cell office:value-type="string" calcext:value-type="string">
            <text:p><text:a xlink:href="https://www.amazon.com/gp/product/B07LB8GKRT/ref=ppx_yo_dt_b_search_asin_title?ie=UTF8&amp;psc=1" xlink:type="simple">Amazon</text:a>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NFC tags</text:p>
          </table:table-cell>
          <table:table-cell/>
          <table:table-cell table:style-name="ce4" table:number-columns-repeated="2"/>
          <table:table-cell table:number-columns-repeated="59"/>
        </table:table-row>
        <table:table-row table:style-name="ro1">
          <table:table-cell/>
          <table:table-cell office:value-type="string" calcext:value-type="string">
            <text:p>Magnets</text:p>
          </table:table-cell>
          <table:table-cell/>
          <table:table-cell table:style-name="ce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CK1006</text:p>
          </table:table-cell>
          <table:table-cell office:value-type="string" calcext:value-type="string">
            <text:p>BCD Rotary switch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7.5" calcext:value-type="currency">
            <text:p>$7.50</text:p>
          </table:table-cell>
          <table:table-cell table:style-name="ce4" table:formula="of:=[.D14]*[.C14]" office:value-type="currency" office:currency="USD" office:value="22.5" calcext:value-type="currency">
            <text:p>$22.50</text:p>
          </table:table-cell>
          <table:table-cell office:value-type="string" calcext:value-type="string">
            <text:p><text:a xlink:href="https://www.mouser.com/ProductDetail/Lorlin/BCK1006?qs=LLUE9lz1YbfPwht6yYvaAA%3D%3D" xlink:type="simple">Mouser</text:a></text:p>
          </table:table-cell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4" table:formula="of:=SUM([.E2:.E15])" office:value-type="currency" office:currency="USD" office:value="149.1" calcext:value-type="currency">
            <text:p>$149.10</text:p>
          </table:table-cell>
          <table:table-cell table:number-columns-repeated="59"/>
        </table:table-row>
        <table:table-row table:style-name="ro1" table:number-rows-repeated="17">
          <table:table-cell table:number-columns-repeated="3"/>
          <table:table-cell table:style-name="ce4" table:number-columns-repeated="2"/>
          <table:table-cell table:number-columns-repeated="59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20:46:53.955961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07:04:11.857745095</meta:creation-date>
    <dc:date>2020-02-27T21:09:51.868547089</dc:date>
    <meta:editing-duration>PT41M4S</meta:editing-duration>
    <meta:editing-cycles>6</meta:editing-cycles>
    <meta:generator>LibreOffice/6.3.4.2$Linux_X86_64 LibreOffice_project/30$Build-2</meta:generator>
    <meta:document-statistic meta:table-count="1" meta:cell-count="76" meta:object-count="0"/>
  </office:meta>
</office:document-meta>
</file>